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Klasa1" style:family="table">
      <style:table-properties style:width="5.703cm" table:align="left"/>
    </style:style>
    <style:style style:name="Klasa1.A" style:family="table-column">
      <style:table-column-properties style:column-width="5.703cm"/>
    </style:style>
    <style:style style:name="Klasa1.A1" style:family="table-cell">
      <style:table-cell-properties fo:padding="0.097cm" fo:border="0.05pt solid #000000"/>
    </style:style>
    <style:style style:name="Klas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59d5" officeooo:paragraph-rsid="001a59d5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officeooo:rsid="001a59d5" officeooo:paragraph-rsid="001c083f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1a59d5" officeooo:paragraph-rsid="001c083f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1a59d5" officeooo:paragraph-rsid="001a59d5" style:font-size-asian="8.75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Klasa1" table:style-name="Klasa1">
        <table:table-column table:style-name="Klasa1.A"/>
        <table:table-row>
          <table:table-cell table:style-name="Klasa1.A1" office:value-type="string">
            <text:p text:style-name="P3"><text:s/></text:p>
            <text:p text:style-name="P2">Logmsg</text:p>
            <text:p text:style-name="P4"/>
          </table:table-cell>
        </table:table-row>
        <table:table-row>
          <table:table-cell table:style-name="Klasa1.A2" office:value-type="string">
            <text:p text:style-name="P1">UstawPriorytet (priorytet)</text:p>
          </table:table-cell>
        </table:table-row>
        <table:table-row>
          <table:table-cell table:style-name="Klasa1.A2" office:value-type="string">
            <text:p text:style-name="P1">UstawPrefiks (prefiks)</text:p>
          </table:table-cell>
        </table:table-row>
        <table:table-row>
          <table:table-cell table:style-name="Klasa1.A2" office:value-type="string">
            <text:p text:style-name="P1">UstawWiadomosc (wiadomosc)</text:p>
          </table:table-cell>
        </table:table-row>
        <table:table-row>
          <table:table-cell table:style-name="Klasa1.A2" office:value-type="string">
            <text:p text:style-name="P1">PobierzPriorytet()</text:p>
          </table:table-cell>
        </table:table-row>
        <table:table-row>
          <table:table-cell table:style-name="Klasa1.A2" office:value-type="string">
            <text:p text:style-name="P1">PobierzPrefiks()</text:p>
          </table:table-cell>
        </table:table-row>
        <table:table-row>
          <table:table-cell table:style-name="Klasa1.A2" office:value-type="string">
            <text:p text:style-name="P1">DrukujLog()</text:p>
          </table:table-cell>
        </table:table-row>
        <table:table-row>
          <table:table-cell table:style-name="Klasa1.A2" office:value-type="string">
            <text:p text:style-name="P1">ObliczSume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9:40:20.017180022</meta:creation-date>
    <dc:date>2017-02-27T19:52:12.343894742</dc:date>
    <meta:editing-duration>PT1M31S</meta:editing-duration>
    <meta:editing-cycles>1</meta:editing-cycles>
    <meta:document-statistic meta:table-count="1" meta:image-count="0" meta:object-count="0" meta:page-count="1" meta:paragraph-count="9" meta:word-count="11" meta:character-count="138" meta:non-whitespace-character-count="134"/>
    <meta:generator>LibreOffice/5.2.3.3$Linux_X86_64 LibreOffice_project/20m0$Build-3</meta:generator>
  </office:meta>
</office:document-meta>
</file>